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draw:textarea-vertical-align="top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fr" fo:country="F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ouillon<text:tab/>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p>Versionnement</text:p>
            <text:p>Environnement de dev</text:p>
            <text:p>Tests unitaires </text:p>
            <text:p>Test d’intégration</text:p>
            <text:p>Déploiement</text:p>
            <text:p>Audit de qualité de code</text:p>
            <text:p>Code coverage </text:p>
            <text:p>Sonar qube</text:p>
            <text:p/>
            <text:p/>
            <text:p>Proposer deux alternatives :</text:p>
            <text:p>- externalisation</text:p>
            <text:p>- en inter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4" draw:text-style-name="P3" draw:layer="layout" svg:width="25.2cm" svg:height="9.134cm" svg:x="1.4cm" svg:y="4.6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2">Développer avec efficience </text:span><text:span text:style-name="T1">: selon le besoin utilisateur, des systèmes extensibles mais en évitant l’ « over-engineering »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2">Déployer souvent </text:span><text:span text:style-name="T1">sans jamais détériorer l’existant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2">Développer « en confiance »</text:span><text:span text:style-name="T1">, pour améliorer la productivité</text:span></text:p>
                <text:p text:style-name="P2"><text:span text:style-name="T1"/></text:p>
              </text:list-item>
            </text:list>
          </draw:text-box>
        </draw:frame>
        <draw:frame presentation:style-name="pr1" draw:layer="layout" svg:width="19.5cm" svg:height="2.6cm" svg:x="1.4cm" svg:y="0.6cm" presentation:class="title" presentation:user-transformed="true">
          <draw:text-box>
            <text:p>Objectifs<text:tab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0">
        <office:forms form:automatic-focus="false" form:apply-design-mode="false"/>
        <draw:frame presentation:style-name="pr4" draw:text-style-name="P6" draw:layer="layout" svg:width="25.2cm" svg:height="9.134cm" svg:x="1.4cm" svg:y="4.6cm" presentation:class="subtitle" presentation:user-transformed="true">
          <draw:text-box>
            <text:list text:style-name="L1">
              <text:list-item>
                <text:p text:style-name="P5"><text:span text:style-name="T3"><text:s/></text:span><text:span text:style-name="T3">Concertations et revues régulières</text:span></text:p>
              </text:list-item>
              <text:list-item>
                <text:p text:style-name="P5"><text:span text:style-name="T3"><text:s/></text:span><text:span text:style-name="T3">Tests, tests, tests et re-tests</text:span></text:p>
              </text:list-item>
              <text:list-item>
                <text:p text:style-name="P5"><text:span text:style-name="T3"><text:s/></text:span><text:span text:style-name="T3">Contrôles qualité automatisés</text:span></text:p>
              </text:list-item>
              <text:list-item>
                <text:p text:style-name="P5"><text:span text:style-name="T3"><text:s/></text:span><text:span text:style-name="T3">Déploiements en cycle courts</text:span></text:p>
              </text:list-item>
              <text:list-item>
                <text:p text:style-name="P5"><text:span text:style-name="T3"><text:s/></text:span><text:span text:style-name="T3">Surveillance d’infrastructure</text:span></text:p>
              </text:list-item>
              <text:list-item>
                <text:p text:style-name="P5"><text:span text:style-name="T3"><text:s/></text:span><text:span text:style-name="T3">Retour d’expériences</text:span></text:p>
              </text:list-item>
            </text:list>
          </draw:text-box>
        </draw:frame>
        <draw:frame presentation:style-name="pr1" draw:layer="layout" svg:width="19.5cm" svg:height="2.6cm" svg:x="1.4cm" svg:y="0.6cm" presentation:class="title" presentation:user-transformed="true">
          <draw:text-box>
            <text:p>Solu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randes étape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hoix d’un fonctionnement organique de développement</text:p>
              </text:list-item>
              <text:list-item>
                <text:p>Choix d’un système de gestion de versions</text:p>
              </text:list-item>
              <text:list-item>
                <text:p>Choix d’un environnement de déploiement</text:p>
              </text:list-item>
              <text:list-item>
                <text:p>Création d’un environnement de développement robuste et extensible</text:p>
              </text:list-item>
              <text:list-item>
                <text:p>Élaboration d’un processus de contrôles qualité automatisé</text:p>
              </text:list-item>
              <text:list-item>
                <text:p>Élaboration d’un processus de déploiement automatisé et répét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position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<text:span text:style-name="T4"/></text:p>
                <text:p><text:span text:style-name="T4">Les propositions de cette présentation sont faites dans le cadre le cadre </text:span><text:span text:style-name="T4">d’une startup, avec montée en puissance progressiv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onctionnement organique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Utilisation d’une méthodologie Agile</text:p>
              </text:list-item>
              <text:list-item>
                <text:p>Déterminer le rythme des <text:span text:style-name="T5">sprint</text:span></text:p>
              </text:list-item>
              <text:list-item>
                <text:p><text:span text:style-name="T6">Planifier en début de sprint les objectifs à remplir</text:span></text:p>
              </text:list-item>
              <text:list-item>
                <text:p><text:span text:style-name="T6">En fin de sprint, faire une courte démonstration des avancées </text:span></text:p>
              </text:list-item>
              <text:list-item>
                <text:p><text:span text:style-name="T6">En fin de sprint, faire un bila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onctionnement organique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<text:span text:style-name="T7">Propositions :</text:span></text:p>
                <text:p><text:span text:style-name="T7"/></text:p>
                <text:p>Sprints de deux semaines, avec toutes les deux semaines:</text:p>
              </text:list-header>
              <text:list-item>
                <text:p>Démonstration des avancées ~1h</text:p>
              </text:list-item>
              <text:list-item>
                <text:p>Sprint planning : prévision des tâches à venir ~2h</text:p>
              </text:list-item>
              <text:list-item>
                <text:p>Sprint review : bilan du sprint écoulé ~1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estion de versions<text:tab/>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Choix d’un service de gestion de version en ligne avec interface graphique : hébergé en interne, externalisé, …</text:p>
                <text:p/>
                <text:p><text:span text:style-name="T7">Fonctionnalités attendues :</text:span></text:p>
              </text:list-header>
              <text:list-item>
                <text:p>Possibilité d’héberger la plateforme</text:p>
              </text:list-item>
              <text:list-item>
                <text:p>Création de dépôts privés sans limitations</text:p>
              </text:list-item>
              <text:list-item>
                <text:p>Interface de gestion des modifications et de partage autour de ces modifications: Merge requests, etc ...</text:p>
              </text:list-item>
              <text:list-item>
                <text:p>Possibilité de déclenchement d’actions automatisées : Pipelines, etc 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Écosystème de déploiemen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Composants du système cible où est déployé le produit final. L’écosystème doit :</text:p>
              </text:list-header>
              <text:list-item>
                <text:p>Répondre aux besoins de l’entreprise et de ses clients (entretien, confidentialité, ...) </text:p>
              </text:list-item>
              <text:list-item>
                <text:p>Être fiable et sécurisé</text:p>
              </text:list-item>
              <text:list-item>
                <text:p>Être évolutif</text:p>
              </text:list-item>
              <text:list-item>
                <text:p>Etre facilement reproduct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nvironnement de développemen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Permet aux développeurs de simuler l’infrastructure de production pour développer. Conditionne en grande partie la productivité des développeurs.</text:p>
                <text:p/>
                <text:p>Dans l’idéal :</text:p>
              </text:list-header>
              <text:list-item>
                <text:p>Rapide et debuggable</text:p>
              </text:list-item>
              <text:list-item>
                <text:p>Simple à installer</text:p>
              </text:list-item>
              <text:list-item>
                <text:p>Simple à comprendre et à modifier</text:p>
              </text:list-item>
              <text:list-item>
                <text:p>Utilisable en fonctionnement automatisé, pour les pipelines de test par exe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estion de versions<text:tab/>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Importance du système de <text:span text:style-name="T7">Merge Request</text:span> pour augmenter la qualité du code produit:</text:p>
                <text:p/>
                <text:p><text:span text:style-name="T5">Un développeur soumet des modifications, elles doivent être validées par un autre développeur</text:span></text:p>
                <text:p/>
                <text:p>Permet à tous de donner son avis sur une modification, </text:p>
                <text:p><text:span text:style-name="T5">Mais surtout permet à tous d’apprendre des modifications en cou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trôles qualité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item>
                <text:p>Tests unitaires exécutés avant fusion de chaque modification (Merge Request)</text:p>
              </text:list-item>
              <text:list-item>
                <text:p>Tests hauts niveau (intégration, système) exécutés avant déploiement</text:p>
              </text:list-item>
              <text:list-item>
                <text:p>Analyse de couverture de tests : pour consultation, et debug (Jacoco ...)</text:p>
              </text:list-item>
              <text:list-item>
                <text:p>Analyse de qualité de code : pour consultation, détection de mauvaises pratiques ou de faiblesses</text:p>
                <text:p/>
                <text:p>Les clefs de la réussite de ces contrôles sont: </text:p>
              </text:list-item>
              <text:list-item>
                <text:p>Automatisation de toutes les étapes</text:p>
              </text:list-item>
              <text:list-item>
                <text:p>Fiabilité d’exécution de ces contrôles</text:p>
              </text:list-item>
              <text:list-item>
                <text:p>Rapidité, autant que possibl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Déploiement automatisé et répétable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item>
                <text:p>Processus de déploiement extensible à plusieurs environnements distincts</text:p>
              </text:list-item>
              <text:list-item>
                <text:p>Création d’une infrastructure « bac à sable », copie conforme de l’infrastructure de production</text:p>
              </text:list-item>
              <text:list-item>
                <text:p><text:span text:style-name="T4">Gestion des version de l’état et de la configuration des environnemen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estion de versions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Gitlab CE, hébergé ou externalisé</text:p>
              </text:list-header>
              <text:list-item>
                <text:p>Possibilité d’auto-hébergement simple</text:p>
              </text:list-item>
              <text:list-item>
                <text:p>Bonne interface de gestion des Merge Request </text:p>
              </text:list-item>
              <text:list-item>
                <text:p>Bonne intégration CI/C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nvironnement de développemen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Permet aux développeurs de simuler l’infrastructure de production pour développer. Conditionne en grande partie la productivité des développeurs.</text:p>
                <text:p/>
                <text:p>Dans l’idéal :</text:p>
              </text:list-header>
              <text:list-item>
                <text:p>Rapide et debuggable</text:p>
              </text:list-item>
              <text:list-item>
                <text:p>Simple à installer</text:p>
              </text:list-item>
              <text:list-item>
                <text:p>Simple à comprendre et à modifier</text:p>
              </text:list-item>
              <text:list-item>
                <text:p>Utilisable en fonctionnement automatisé, pour les pipelines de test par exe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nvironnement de développemen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Permet aux développeurs de simuler l’infrastructure de production pour développer. Conditionne en grande partie la productivité des développeurs.</text:p>
                <text:p/>
                <text:p>Dans l’idéal :</text:p>
              </text:list-header>
              <text:list-item>
                <text:p>Rapide et debuggable</text:p>
              </text:list-item>
              <text:list-item>
                <text:p>Simple à installer</text:p>
              </text:list-item>
              <text:list-item>
                <text:p>Simple à comprendre et à modifier</text:p>
              </text:list-item>
              <text:list-item>
                <text:p>Utilisable en fonctionnement automatisé, pour les pipelines de test par exe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09:27:01.283574066</meta:creation-date>
    <meta:editing-duration>P0D</meta:editing-duration>
    <meta:editing-cycles>1</meta:editing-cycles>
    <meta:generator>LibreOffice/5.4.6.2$Linux_X86_64 LibreOffice_project/40m0$Build-2</meta:generator>
    <dc:title>Bright Blue</dc:title>
    <meta:document-statistic meta:object-count="86"/>
  </office:meta>
</office:document-meta>
</file>